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ter4</text:p>
      <text:p text:style-name="P1">Pięciolecie tu, pięciolecie tam, jak zauważył ktoś na FB. Cóż poradzić, że fandom w Polsce ruszył tak naprawdę w 2011 roku. Wtedy też odbył się pierwszy ponymeet w Krakowie. Więc kiedy minęło pół dekady, przyszedł czas na przypomnienie tego wydarzenia.</text:p>
      <text:p text:style-name="P1">Po klasycznym otwarciu udałem się najpierw na prelekcję Spidiego. Poruszał on temat kanonu MLP, tego serialowego, oraz tego co dokłada fandom do tego i jest traktowane na równi z serialem. Prelekcja byłą ciekawa i przyjemna. I tak jak na niektórych wcześniejszych prowadzonych przez Spidiego potrafiłem się z nim mocno nie zgodzić, tak do tej nie mogę się w żaden sposób przyczepić. Godzinną przerwę, jaką miałem czekając na kolejny panel, spożytkowałem na rozmowach i konsumpcji tego, co miało do zaoferowanie „Caffe Nutka”. Następnie udałem się na panel Ganneta o konstrukcji bohatera, oraz jak jego schemat i budowa mitu, ewoluowały od starożytności do czasów współczesnych. Była to najlepsza prelekcja w jakiej uczestniczyłem. Najciekawsze że pałeczkę pierwszeństwa oddawał wykład, podczas którego ostatni raz widziałem Ganneta jako mówcę, a było to na PonyCongressie 2013. Ostatni czas jaki został mi do aukcji znów poświęciłem na rozmowy i kilka redakcyjnych spraw, które pojawią się już w następnym numerze. Sama aukcja przebiegła zabawnie pod przewodnictwem TK i Szóstego. Ja zaś byłem pośrednikiem telefonicznego kupca, co wywołało małe zamieszanie. Następnie był after, gdzie prawie źle zaprowadziłem ludzi, z którymi jechałem. Chciałbym poznać tego moderatora, który dopuścił aby nazwa zwyczajowa była główną w wynikach wyszukiwania na Google Maps. Już w samym pubie poznałem Rosjanina o imieniu Antony. Super człowiek, z którym spędziłem bardzo przyjemnie czas na rozmowie. Antony, mam cichą nadzieję, że ćwicząc język polski trafisz na ten artykuł. Zaś z całości wyprawy na pewno będę miał jedną rzecz, którą będę mógł się chwalić nawet za 10 lat – bo jakie są szanse, że rozmówca też spał w kasyni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6-11-06T13:42:57.292000000</dc:date>
    <meta:editing-duration>PT15H51M37S</meta:editing-duration>
    <meta:editing-cycles>1</meta:editing-cycles>
    <meta:document-statistic meta:table-count="0" meta:image-count="0" meta:object-count="0" meta:page-count="1" meta:paragraph-count="3" meta:word-count="300" meta:character-count="1973" meta:non-whitespace-character-count="1674"/>
  </office:meta>
</office:document-meta>
</file>